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8.098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3.69cm"/>
    </style:style>
    <style:style style:name="co10" style:family="table-column">
      <style:table-column-properties fo:break-before="auto" style:column-width="30.704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559cm" fo:break-before="auto" style:use-optimal-row-height="true"/>
    </style:style>
    <style:style style:name="ro2" style:family="table-row">
      <style:table-row-properties style:row-height="0.579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year/>
      <number:text>-</number:text>
      <number:month/>
      <number:text>-</number:text>
      <number:day/>
      <number:text> </number:text>
      <number:hours number:style="long"/>
      <number:text>:</number:text>
      <number:minutes number:style="long"/>
    </number:date-style>
    <style:style style:name="ce1" style:family="table-cell" style:parent-style-name="Default">
      <style:text-properties style:use-window-font-color="true" style:text-outline="false" style:text-line-through-style="none" style:font-name="Arial1" fo:font-size="10pt" fo:language="hu" fo:country="HU" fo:font-style="normal" fo:text-shadow="none" style:text-underline-style="none" fo:font-weight="normal" style:text-underline-mode="continuous" style:text-line-through-mode="continuous" style:font-name-asian="DejaVuSans" style:font-size-asian="10pt" style:language-asian="zxx" style:country-asian="none" style:font-style-asian="normal" style:font-weight-asian="normal" style:font-name-complex="Times" style:font-size-complex="10pt" style:language-complex="en" style:country-complex="US" style:font-style-complex="normal" style:font-weight-complex="normal" style:text-emphasize="none" style:font-relief="none"/>
    </style:style>
    <style:style style:name="ce2" style:family="table-cell" style:parent-style-name="Default" style:data-style-name="N50"/>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s</text:p>
          </table:table-cell>
          <table:table-cell office:value-type="string">
            <text:p>Contien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s</text:p>
          </table:table-cell>
          <table:table-cell office:value-type="string">
            <text:p>Ne contient pa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s</text:p>
          </table:table-cell>
          <table:table-cell office:value-type="string">
            <text:p>Commenc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s</text:p>
          </table:table-cell>
          <table:table-cell office:value-type="string">
            <text:p>Termin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s</text:p>
          </table:table-cell>
          <table:table-cell office:value-type="string">
            <text:p>Contien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s</text:p>
          </table:table-cell>
          <table:table-cell office:value-type="string">
            <text:p>Ne contient pa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s</text:p>
          </table:table-cell>
          <table:table-cell office:value-type="string">
            <text:p>Commenc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s</text:p>
          </table:table-cell>
          <table:table-cell office:value-type="string">
            <text:p>Termin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s</text:p>
          </table:table-cell>
          <table:table-cell office:value-type="string">
            <text:p>Contien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s</text:p>
          </table:table-cell>
          <table:table-cell office:value-type="string">
            <text:p>Ne contient pa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s</text:p>
          </table:table-cell>
          <table:table-cell office:value-type="string">
            <text:p>Commenc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s</text:p>
          </table:table-cell>
          <table:table-cell office:value-type="string">
            <text:p>Termin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s</text:p>
          </table:table-cell>
          <table:table-cell office:value-type="string">
            <text:p>J~egyzet beszúrás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s</text:p>
          </table:table-cell>
          <table:table-cell office:value-type="string">
            <text:p>Termés~zetes rendezési sorrend</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s</text:p>
          </table:table-cell>
          <table:table-cell office:value-type="string">
            <text:p>Enable natural sor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s</text:p>
          </table:table-cell>
          <table:table-cell office:value-type="string">
            <text:p>Accessoir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s</text:p>
          </table:table-cell>
          <table:table-cell office:value-type="string">
            <text:p>Complementos útiles para %PRODUCTNAME, incluyendo varias Galerías, Plantillas, Ejemplos y Fuen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s</text:p>
          </table:table-cell>
          <table:table-cell office:value-type="string">
            <text:p>Galería</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s</text:p>
          </table:table-cell>
          <table:table-cell office:value-type="string">
            <text:p>La Galería %PRODUCTNAME contiene más de 2900 elementos en varias categoría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s</text:p>
          </table:table-cell>
          <table:table-cell office:value-type="string">
            <text:p>Plantilla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s</text:p>
          </table:table-cell>
          <table:table-cell office:value-type="string">
            <text:p>Cree documentos profesionales en segundos con plantilla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s</text:p>
          </table:table-cell>
          <table:table-cell office:value-type="string">
            <text:p>Ejemplos de documento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s</text:p>
          </table:table-cell>
          <table:table-cell office:value-type="string">
            <text:p>Los ejemplos de documentos son ideales para el aprendizaj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s</text:p>
          </table:table-cell>
          <table:table-cell office:value-type="string">
            <text:p>Documento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s</text:p>
          </table:table-cell>
          <table:table-cell office:value-type="string">
            <text:p>Documentos de %PRODUCTNAM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s</text:p>
          </table:table-cell>
          <table:table-cell office:value-type="string">
            <text:p>Publicidad</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s</text:p>
          </table:table-cell>
          <table:table-cell office:value-type="string">
            <text:p>Elementos publicitarios de %PRODUCTNAM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s</text:p>
          </table:table-cell>
          <table:table-cell office:value-type="string">
            <text:p>Fuen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s</text:p>
          </table:table-cell>
          <table:table-cell office:value-type="string">
            <text:p>Fuentes adicionales para %PRODUCTNAME e otras aplicacion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s</text:p>
          </table:table-cell>
          <table:table-cell office:value-type="string">
            <text:p>Importación SVG</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s</text:p>
          </table:table-cell>
          <table:table-cell office:value-type="string">
            <text:p>Soporte para importación SVG</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s</text:p>
          </table:table-cell>
          <table:table-cell office:value-type="string">
            <text:p>Manual de usuario</text:p>
          </table:table-cell>
          <table:table-cell table:number-columns-repeated="3"/>
          <table:table-cell office:value-type="string">
            <text:p>20060706 14:45:13</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s</text:p>
          </table:table-cell>
          <table:table-cell office:value-type="string">
            <text:p>Build contribuido en colaboración con el equipo de OxygenOffice. Para créditos, visitar: http://www.openoffice.org/welcome/credits.html</text:p>
          </table:table-cell>
          <table:table-cell table:number-columns-repeated="3"/>
          <table:table-cell office:value-type="string">
            <text:p>20070218 23:00:20</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lipping ti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es</text:p>
          </table:table-cell>
          <table:table-cell office:value-type="string">
            <text:p>Forduló cserepek</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Out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es</text:p>
          </table:table-cell>
          <table:table-cell office:value-type="string">
            <text:p>Forduló kockára tekintv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evolving circ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es</text:p>
          </table:table-cell>
          <table:table-cell office:value-type="string">
            <text:p>Keringő körök</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ing helix</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es</text:p>
          </table:table-cell>
          <table:table-cell office:value-type="string">
            <text:p>Spiráltekerc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n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es</text:p>
          </table:table-cell>
          <table:table-cell office:value-type="string">
            <text:p>Forduló kockában</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al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es</text:p>
          </table:table-cell>
          <table:table-cell office:value-type="string">
            <text:p>Ledönté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around</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es</text:p>
          </table:table-cell>
          <table:table-cell office:value-type="string">
            <text:p>Átforgat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ri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es</text:p>
          </table:table-cell>
          <table:table-cell table:style-name="ce1" office:value-type="string">
            <text:p>Írisz </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down</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es</text:p>
          </table:table-cell>
          <table:table-cell office:value-type="string">
            <text:p>Lehajtá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ochade</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es</text:p>
          </table:table-cell>
          <table:table-cell office:value-type="string">
            <text:p>Kicserélé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Vertical</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es</text:p>
          </table:table-cell>
          <table:table-cell office:value-type="string">
            <text:p>Vízszintes reklámtábla</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Horizontal</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es</text:p>
          </table:table-cell>
          <table:table-cell office:value-type="string">
            <text:p>Függőleges reklámtábla</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Static</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es</text:p>
          </table:table-cell>
          <table:table-cell office:value-type="string">
            <text:p>Állandó</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ine Dissolv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es</text:p>
          </table:table-cell>
          <table:table-cell office:value-type="string">
            <text:p>Finom szórá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oggle Grid Lines for Current Sheet</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es</text:p>
          </table:table-cell>
          <table:table-cell office:value-type="string">
            <text:p>Cellarács ki- és bekapcsolása</text:p>
          </table:table-cell>
          <table:table-cell table:number-columns-repeated="3"/>
          <table:table-cell table:style-name="ce2" office:value-type="date" office:date-value="2002-02-02T02:02:02">
            <text:p>02-02-02 02:02</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en-US</text:p>
          </table:table-cell>
          <table:table-cell office:value-type="string">
            <text:p>Optimization 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es</text:p>
          </table:table-cell>
          <table:table-cell office:value-type="string">
            <text:p>Optimalizáló megoldó</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en-US</text:p>
          </table:table-cell>
          <table:table-cell office:value-type="string">
            <text:p>Mod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es</text:p>
          </table:table-cell>
          <table:table-cell office:value-type="string">
            <text:p>Model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en-US</text:p>
          </table:table-cell>
          <table:table-cell office:value-type="string">
            <text:p>Targ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es</text:p>
          </table:table-cell>
          <table:table-cell office:value-type="string">
            <text:p>Eredmény</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en-US</text:p>
          </table:table-cell>
          <table:table-cell office:value-type="string">
            <text:p>Goa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es</text:p>
          </table:table-cell>
          <table:table-cell office:value-type="string">
            <text:p>Cé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en-US</text:p>
          </table:table-cell>
          <table:table-cell office:value-type="string">
            <text:p>Maximiz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es</text:p>
          </table:table-cell>
          <table:table-cell office:value-type="string">
            <text:p>Maximalizá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en-US</text:p>
          </table:table-cell>
          <table:table-cell office:value-type="string">
            <text:p>Minimiz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es</text:p>
          </table:table-cell>
          <table:table-cell office:value-type="string">
            <text:p>Minimalizá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en-US</text:p>
          </table:table-cell>
          <table:table-cell office:value-type="string">
            <text:p>By changing cell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es</text:p>
          </table:table-cell>
          <table:table-cell office:value-type="string">
            <text:p>Megváltoztatandó cellá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en-US</text:p>
          </table:table-cell>
          <table:table-cell office:value-type="string">
            <text:p>Subject to the constraint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es</text:p>
          </table:table-cell>
          <table:table-cell office:value-type="string">
            <text:p>Kényszerítő tényező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es</text:p>
          </table:table-cell>
          <table:table-cell office:value-type="string">
            <text:p>Kényszerítő</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en-US</text:p>
          </table:table-cell>
          <table:table-cell office:value-type="string">
            <text:p>Cell Referenc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es</text:p>
          </table:table-cell>
          <table:table-cell office:value-type="string">
            <text:p>Cellahivatkoz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es</text:p>
          </table:table-cell>
          <table:table-cell office:value-type="string">
            <text:p>Kényszerítő</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en-US</text:p>
          </table:table-cell>
          <table:table-cell office:value-type="string">
            <text:p>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es</text:p>
          </table:table-cell>
          <table:table-cell office:value-type="string">
            <text:p>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en-US</text:p>
          </table:table-cell>
          <table:table-cell office:value-type="string">
            <text:p>Canc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es</text:p>
          </table:table-cell>
          <table:table-cell office:value-type="string">
            <text:p>Még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en-US</text:p>
          </table:table-cell>
          <table:table-cell office:value-type="string">
            <text:p>The reference and constraint ranges do not match.</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es</text:p>
          </table:table-cell>
          <table:table-cell office:value-type="string">
            <text:p>A cellahivatkozás és a kényszerítőktartományai nem egyeznek meg.</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en-US</text:p>
          </table:table-cell>
          <table:table-cell office:value-type="string">
            <text:p>Ad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es</text:p>
          </table:table-cell>
          <table:table-cell office:value-type="string">
            <text:p>Hozzáad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en-US</text:p>
          </table:table-cell>
          <table:table-cell office:value-type="string">
            <text:p>Chang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es</text:p>
          </table:table-cell>
          <table:table-cell office:value-type="string">
            <text:p>Módosít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en-US</text:p>
          </table:table-cell>
          <table:table-cell office:value-type="string">
            <text:p>Delet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es</text:p>
          </table:table-cell>
          <table:table-cell office:value-type="string">
            <text:p>Törlé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en-US</text:p>
          </table:table-cell>
          <table:table-cell office:value-type="string">
            <text:p>Solv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es</text:p>
          </table:table-cell>
          <table:table-cell office:value-type="string">
            <text:p>Megold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en-US</text:p>
          </table:table-cell>
          <table:table-cell office:value-type="string">
            <text:p>Res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es</text:p>
          </table:table-cell>
          <table:table-cell office:value-type="string">
            <text:p>Alapállapo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es</text:p>
          </table:table-cell>
          <table:table-cell office:value-type="string">
            <text:p>Beállítás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en-US</text:p>
          </table:table-cell>
          <table:table-cell office:value-type="string">
            <text:p>Sav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es</text:p>
          </table:table-cell>
          <table:table-cell office:value-type="string">
            <text:p>Menté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en-US</text:p>
          </table:table-cell>
          <table:table-cell office:value-type="string">
            <text:p>Loa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es</text:p>
          </table:table-cell>
          <table:table-cell office:value-type="string">
            <text:p>Megnyit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en-US</text:p>
          </table:table-cell>
          <table:table-cell office:value-type="string">
            <text:p>Clo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es</text:p>
          </table:table-cell>
          <table:table-cell office:value-type="string">
            <text:p>Bezár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en-US</text:p>
          </table:table-cell>
          <table:table-cell office:value-type="string">
            <text:p>Solution could not be foun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es</text:p>
          </table:table-cell>
          <table:table-cell office:value-type="string">
            <text:p>Nem sikerült megoldást találni.</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en-US</text:p>
          </table:table-cell>
          <table:table-cell office:value-type="string">
            <text:p>Solution foun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es</text:p>
          </table:table-cell>
          <table:table-cell office:value-type="string">
            <text:p>Sikerült megtalálni a megoldás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en-US</text:p>
          </table:table-cell>
          <table:table-cell office:value-type="string">
            <text:p>Cell geometries diff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es</text:p>
          </table:table-cell>
          <table:table-cell office:value-type="string">
            <text:p>A cellák összeállítása eltérő.</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en-US</text:p>
          </table:table-cell>
          <table:table-cell office:value-type="string">
            <text:p>Maximum iteration reache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es</text:p>
          </table:table-cell>
          <table:table-cell office:value-type="string">
            <text:p>A közelítés lépésszáma elérte a maximális érték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en-US</text:p>
          </table:table-cell>
          <table:table-cell office:value-type="string">
            <text:p>Standard exception caugh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es</text:p>
          </table:table-cell>
          <table:table-cell office:value-type="string">
            <text:p>Általános kivételi hiba.</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en-US</text:p>
          </table:table-cell>
          <table:table-cell office:value-type="string">
            <text:p>Iteration timed ou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es</text:p>
          </table:table-cell>
          <table:table-cell office:value-type="string">
            <text:p>A közelítés időtúllépést okozot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en-US</text:p>
          </table:table-cell>
          <table:table-cell office:value-type="string">
            <text:p>Goal is not s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es</text:p>
          </table:table-cell>
          <table:table-cell office:value-type="string">
            <text:p>Nincsen megadva cé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es</text:p>
          </table:table-cell>
          <table:table-cell office:value-type="string">
            <text:p>Beállítás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en-US</text:p>
          </table:table-cell>
          <table:table-cell office:value-type="string">
            <text:p>Assume linear mod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es</text:p>
          </table:table-cell>
          <table:table-cell office:value-type="string">
            <text:p>Lineáris modell alkalmazása</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en-US</text:p>
          </table:table-cell>
          <table:table-cell office:value-type="string">
            <text:p>Allow only positive value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es</text:p>
          </table:table-cell>
          <table:table-cell office:value-type="string">
            <text:p>Kizárólag pozitív értékek engedélyezé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en-US</text:p>
          </table:table-cell>
          <table:table-cell office:value-type="string">
            <text:p>Allow only integer value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es</text:p>
          </table:table-cell>
          <table:table-cell office:value-type="string">
            <text:p>Kizárólag egész értékek engedélyezé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es</text:p>
          </table:table-cell>
          <table:table-cell office:value-type="string">
            <text:p>Megoldó</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es</text:p>
          </table:table-cell>
          <table:table-cell office:value-type="string">
            <text:p>Megoldó</text:p>
          </table:table-cell>
          <table:table-cell table:number-columns-repeated="3"/>
          <table:table-cell office:value-type="string">
            <text:p>20071010 14:10:23</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es" number:country="ES">€</number:currency-symbol>
    </number:currency-style>
    <number:currency-style style:name="N10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16">2008.03.16</text:date>, <text:time>08:25:08</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initial-creator>Leo Aguado</meta:initial-creator>
    <meta:creation-date>2007-10-02T20:16:40</meta:creation-date>
    <dc:creator>AgentK</dc:creator>
    <dc:date>2008-03-16T08:25:08</dc:date>
    <meta:editing-cycles>6</meta:editing-cycles>
    <meta:editing-duration>PT43M30S</meta:editing-duration>
    <meta:user-defined meta:name="Info 1"/>
    <meta:user-defined meta:name="Info 2"/>
    <meta:user-defined meta:name="Info 3"/>
    <meta:user-defined meta:name="Info 4"/>
    <meta:document-statistic meta:table-count="1" meta:cell-count="1636"/>
  </office:meta>
</office:document-meta>
</file>